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6:47:30.560785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 | G135</text:p>
          </table:table-cell>
          <table:table-cell table:style-name="ce19" office:value-type="string" calcext:value-type="string">
            <text:p>G840 | R365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6:47:30.645308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6:47:30.725453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5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fix 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2" office:value-type="string" calcext:value-type="string">
            <text:p>UPDATED:</text:p>
          </table:table-cell>
          <table:table-cell table:style-name="ce25" table:formula="of:=NOW()" office:value-type="date" office:date-value="2017-04-01T16:47:30.802987" calcext:value-type="date">
            <text:p>4/1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3"/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31" office:value-type="string" calcext:value-type="string">
            <text:p>no pre-cu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 v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4-01T16:47:08.18253" calcext:value-type="date">
            <text:p>4/1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6" table:number-rows-spanned="1"/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The Lining of Light</text:p>
          </table:table-cell>
          <table:table-cell table:style-name="ce19" office:value-type="string" calcext:value-type="string">
            <text:p>Darrell Grand Moultri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O/W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Caller (Cheyla) on stage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ighting called prior to curtain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But when are we going to paint the apartment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ench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Frame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2H15M30S" calcext:value-type="time">
            <text:p>2:15:3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2:30:21.237622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4-01T16:47:30.297707466</dc:date>
    <meta:print-date>2011-03-18T12:21:47</meta:print-date>
    <meta:editing-cycles>111</meta:editing-cycles>
    <meta:editing-duration>PT19H29M28S</meta:editing-duration>
    <meta:generator>LibreOffice/4.3.3.2$Linux_X86_64 LibreOffice_project/430m0$Build-2</meta:generator>
    <meta:document-statistic meta:table-count="5" meta:cell-count="656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